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058d"/>
    </style:style>
    <style:style style:name="P2" style:family="paragraph" style:parent-style-name="Standard">
      <style:text-properties fo:font-size="11pt" fo:language="es" fo:country="MX" officeooo:rsid="0001058d" officeooo:paragraph-rsid="00016017" style:font-size-asian="11pt" style:font-size-complex="11pt"/>
    </style:style>
    <style:style style:name="P3" style:family="paragraph" style:parent-style-name="Standard">
      <style:text-properties style:font-name="Arial" fo:font-size="11pt" officeooo:rsid="0013c89e" officeooo:paragraph-rsid="00016017" style:font-size-asian="11pt" style:font-name-complex="Arial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officeooo:paragraph-rsid="00016017" style:font-size-asian="11pt" style:font-name-complex="Arial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officeooo:paragraph-rsid="00016017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officeooo:paragraph-rsid="00016017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font-weight="normal" officeooo:rsid="0013c89e" officeooo:paragraph-rsid="00016017" style:font-size-asian="11pt" style:font-weight-asian="normal" style:font-name-complex="Arial" style:font-size-complex="11pt" style:font-weight-complex="normal"/>
    </style:style>
    <style:style style:name="P8" style:family="paragraph" style:parent-style-name="Standard">
      <style:text-properties style:font-name="Arial" fo:font-size="11pt" fo:font-weight="normal" officeooo:rsid="001441c4" officeooo:paragraph-rsid="00016017" style:font-size-asian="11pt" style:font-weight-asian="normal" style:font-name-complex="Ari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9pt" fo:language="es" fo:country="MX" officeooo:paragraph-rsid="00016017" style:font-size-asian="9pt" style:font-name-complex="Arial" style:font-size-complex="9pt"/>
    </style:style>
    <style:style style:name="P10" style:family="paragraph" style:parent-style-name="Standard">
      <style:text-properties fo:color="#b3b3b3" style:font-name="Arial" fo:font-size="11pt" fo:language="pt" fo:country="BR" officeooo:paragraph-rsid="00016017" style:font-size-asian="11pt" style:font-name-complex="Arial" style:font-size-complex="11pt"/>
    </style:style>
    <style:style style:name="P11" style:family="paragraph" style:parent-style-name="Standard">
      <style:text-properties fo:color="#b3b3b3" style:font-name="Arial" fo:font-size="11pt" fo:language="pt" fo:country="BR" fo:font-weight="bold" officeooo:paragraph-rsid="00016017" style:font-size-asian="11pt" style:font-weight-asian="bold" style:font-name-complex="Arial" style:font-size-complex="11pt"/>
    </style:style>
    <style:style style:name="P12" style:family="paragraph" style:parent-style-name="Heading">
      <style:paragraph-properties fo:line-height="150%" fo:text-align="justify" style:justify-single-word="false"/>
      <style:text-properties officeooo:paragraph-rsid="00016017" style:font-size-complex="11pt"/>
    </style:style>
    <style:style style:name="P13" style:family="paragraph" style:parent-style-name="Heading">
      <style:paragraph-properties fo:line-height="150%" fo:text-align="justify" style:justify-single-word="false"/>
      <style:text-properties fo:font-weight="normal" officeooo:rsid="001441c4" officeooo:paragraph-rsid="00016017" style:font-weight-asian="normal" style:font-size-complex="11pt"/>
    </style:style>
    <style:style style:name="P14" style:family="paragraph" style:parent-style-name="Heading">
      <style:paragraph-properties fo:line-height="150%" fo:text-align="justify" style:justify-single-word="false"/>
      <style:text-properties fo:font-weight="normal" officeooo:rsid="001441c4" officeooo:paragraph-rsid="00016017" style:font-weight-asian="normal" style:font-size-complex="11pt" style:font-weight-complex="bold"/>
    </style:style>
    <style:style style:name="P15" style:family="paragraph" style:parent-style-name="Heading">
      <style:paragraph-properties fo:line-height="150%" fo:text-align="justify" style:justify-single-word="false"/>
      <style:text-properties fo:font-weight="normal" officeooo:paragraph-rsid="00016017" style:font-weight-asian="normal" style:font-size-complex="11pt" style:font-weight-complex="bold"/>
    </style:style>
    <style:style style:name="P16" style:family="paragraph" style:parent-style-name="Text_20_body">
      <style:text-properties officeooo:rsid="0013c89e" officeooo:paragraph-rsid="00016017" style:font-name-asian="Arial" style:font-size-complex="11pt"/>
    </style:style>
    <style:style style:name="P17" style:family="paragraph" style:parent-style-name="Text_20_body">
      <style:text-properties officeooo:paragraph-rsid="00016017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01d6b" style:font-weight-asian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01d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fegvrtsbrthbtrbe</text:p>
      <text:p text:style-name="P1"/>
      <text:p text:style-name="P1"/>
      <text:p text:style-name="P6"><text:span text:style-name="T1">Señor (a): </text:span><text:span text:style-name="T3"><text:s/></text:span></text:p>
      <text:p text:style-name="P3"><text:span text:style-name="T3">Gustavo Adolfo Marulanda</text:span></text:p>
      <text:p text:style-name="P7">Catastro </text:p>
      <text:p text:style-name="P8">BOGOTA</text:p>
      <text:p text:style-name="P10"/>
      <text:p text:style-name="P11"/>
      <text:p text:style-name="P4"><text:span text:style-name="T1">Referencia: <text:s text:c="3"/></text:span><text:span text:style-name="T2">Concepto de viabilización LOTE 456 </text:span></text:p>
      <text:p text:style-name="P6"/>
      <text:p text:style-name="P6">Cordial saludo,</text:p>
      <text:p text:style-name="P6"/>
      <text:p text:style-name="P6"/>
      <text:p text:style-name="P16">prueba con Gestión Inmobiliaria</text:p>
      <text:p text:style-name="P17"/>
      <text:p text:style-name="P5">Atentamente, </text:p>
      <text:p text:style-name="P17"/>
      <text:p text:style-name="P12"/>
      <text:p text:style-name="P12"/>
      <text:p text:style-name="P13">IVAN MEJIA</text:p>
      <text:p text:style-name="P14">Director Gestión Inmobiliaria</text:p>
      <text:p text:style-name="P15"/>
      <text:p text:style-name="P9">Proyectó: <text:span text:style-name="T4">ADMINISTRADOR</text:span></text:p>
      <text:p text:style-name="P9">Revisó:</text:p>
      <text:p text:style-name="P9">Anexos: <text:span text:style-name="T4">0</text:span></text:p>
      <text:p text:style-name="P9">C.C.: Nombre_______________Cargo________ <text:s/>y Dirección ____________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na </meta:initial-creator>
    <meta:creation-date>2014-09-25T14:00:41.735441352</meta:creation-date>
    <dc:date>2014-09-25T14:01:18.220332159</dc:date>
    <dc:creator>Milena </dc:creator>
    <meta:editing-duration>PT18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15" meta:word-count="36" meta:character-count="321" meta:non-whitespace-character-count="291"/>
  </office:meta>
</office:document-meta>
</file>